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p text:style-name="First_20_paragraph">Maybe you need my <text:a xlink:type="simple" xlink:href="http://tinyslik.github.io/resume" office:name=""><text:span text:style-name="Definition">English resume</text:span></text:a></text:p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手游项目，上架了appStroe，googlePlay以及国内大量的杂鱼渠道；</text:p>
      <text:h text:style-name="Heading_20_2" text:outline-level="2">特长</text:h>
      <text:p text:style-name="First_20_paragraph">能胜任android（java），ios/mac（OC）,win32,linux 单平台或者跨平台C++的开发工作，对css，html5，js均有良好的掌握度，能够进行前端开发；<text:line-break/>对openGL web/ES/2.x+管线有良好的掌握度，对shader优化编写使用熟练。对3d图形数学有良好的认识和基础。 长期使用cocos2d-x,uinity3d游戏引擎,基于win32,QT有丰富的C++架构经验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（水纹，模糊）。 3.负责一些产品最后阶段的代码调试和检查工作，接入一些商业代码,sdk。 4.具体在这里同时修改了多个项目的代码，包括捕鱼达人3D（Lua），宝宝熊教育系列（JavaScript），并完成了最后的上线。</text:p>
      <text:h text:style-name="Heading_20_3" text:outline-level="3"><text:span text:style-name="T17">前端工程师兼职小团队项目管理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 4.管理部分员工并上线一些小的游戏项目类似手机三国志，棋牌等等。</text:p>
      <text:h text:style-name="Heading_20_3" text:outline-level="3"><text:span text:style-name="T23">openGL工程师兼图形算法工程师</text:span> 在 <text:a xlink:type="simple" xlink:href="http://vless.net/" office:name=""><text:span text:style-name="Definition">无锡威莱斯科技有限公司</text:span></text:a></text:h>
      <text:p text:style-name="First_20_paragraph"><text:span text:style-name="T24">2016.11</text:span><text:span text:style-name="T25"> </text:span><text:span text:style-name="T26">-</text:span><text:span text:style-name="T27"> </text:span><text:span text:style-name="T28">2017.8</text:span></text:p>
      <text:p text:style-name="Text_20_body">1.在开源框架openNI的基础上定制化公司需求的视频流架构用于算法分析。 2.使用openCV完成轮廓提取，去背景等简单图像算法问题。 3.完成openGL的图形界面软件，包括传感器信息的展示，量程，摄像机，彩虹色，录像，播放，多路同步分析等等软件框架下的数据基础工作。 4.上线公司的产品，测试新的软件产物并完成文档。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C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+</text:p>
        </text:list-item>
        <text:list-item>
          <text:p text:style-name="P2"><text:a xlink:type="simple" xlink:href="https://www.javascript.com/" office:name=""><text:span text:style-name="Definition">javaScript</text:span></text:a>++</text:p>
        </text:list-item>
        <text:list-item>
          <text:p text:style-name="P2"><text:a xlink:type="simple" xlink:href="http://developers.whatwg.org" office:name=""><text:span text:style-name="Definition">HTML</text:span></text:a>++</text:p>
        </text:list-item>
        <text:list-item>
          <text:p text:style-name="P2"><text:a xlink:type="simple" xlink:href="http://www.w3.org/Style/CSS/Overview.en.html" office:name=""><text:span text:style-name="Definition">CSS</text:span></text:a>+</text:p>
        </text:list-item>
        <text:list-item>
          <text:p text:style-name="P2"><text:a xlink:type="simple" xlink:href="https://www.python.org/" office:name=""><text:span text:style-name="Definition">python</text:span></text:a>+</text:p>
        </text:list-item>
        <text:list-item>
          <text:p text:style-name="P2"><text:a xlink:type="simple" xlink:href="http://www.ruby-lang.org/zh_cn/" office:name=""><text:span text:style-name="Definition">Ruby (Rake)</text:span></text:a>++</text:p>
        </text:list-item>
        <text:list-item>
          <text:p text:style-name="P2"><text:a xlink:type="simple" xlink:href="http://www.uml.org/" office:name=""><text:span text:style-name="Definition">UML</text:span></text:a>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  <text:list-item>
          <text:p text:style-name="P3"><text:a xlink:type="simple" xlink:href="http://wixtoolset.org/" office:name=""><text:span text:style-name="Definition">wix toolset</text:span></text:a>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+</text:p>
        </text:list-item>
        <text:list-item>
          <text:p text:style-name="P4"><text:a xlink:type="simple" xlink:href="https://www.qt.io/" office:name=""><text:span text:style-name="Definition">QT</text:span></text:a>++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unity3d.com/cn/" office:name=""><text:span text:style-name="Definition">Uinity3d</text:span></text:a>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<text:a xlink:type="simple" xlink:href="https://www.openai.com/" office:name=""><text:span text:style-name="Definition">OpenAI</text:span></text:a>+</text:p>
        </text:list-item>
        <text:list-item>
          <text:p text:style-name="P4">http,tcp/ip,udp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MAKE: make / Cmake / Rake / XMake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,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玩耍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